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T1" style:family="text">
      <style:text-properties officeooo:rsid="00121e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5">Step 1: <text:span text:style-name="T1">Create new Project &amp; Install Required Packages/plugins</text:span></text:p>
      <text:p text:style-name="P5"/>
      <text:list xml:id="list2214103494" text:style-name="L1">
        <text:list-item>
          <text:p text:style-name="P8">Selenium : Selenium Libraries</text:p>
        </text:list-item>
        <text:list-item>
          <text:p text:style-name="P8">PyTest : Python UnitTest Framework</text:p>
        </text:list-item>
        <text:list-item>
          <text:p text:style-name="P8">pytest-html : PyTest HTML Reports</text:p>
        </text:list-item>
        <text:list-item>
          <text:p text:style-name="P8">pytest-xdist : Run Test Parallel</text:p>
        </text:list-item>
        <text:list-item>
          <text:p text:style-name="P8">Openpyxl : MS Excel support</text:p>
        </text:list-item>
        <text:list-item>
          <text:p text:style-name="P8">Allure-pytest : to generate allure report</text:p>
        </text:list-item>
      </text:list>
      <text:p text:style-name="P6"/>
      <text:p text:style-name="P6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7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10">Step 4: Capture screenshot on failures</text:p>
      <text:p text:style-name="P10"/>
      <text:p text:style-name="P10">4.1 Update Login Test with Screenshot under “testCases”</text:p>
      <text:p text:style-name="P10"/>
      <text:p text:style-name="P11">Step 5: Read common values from ini file</text:p>
      <text:p text:style-name="P11"/>
      <text:p text:style-name="P11">5.1 Add “config.ini” file in “Configurations” folder</text:p>
      <text:p text:style-name="P11">5.2 Create “readProperties.py” utility file under utilities packages to read common data</text:p>
      <text:p text:style-name="P11">5.3 Replace hard coded values in Login test case</text:p>
      <text:p text:style-name="P11"><text:soft-page-break/>Step 6: Adding logs to test case</text:p>
      <text:p text:style-name="P11"/>
      <text:p text:style-name="P11">6.1 Add customLogger.py under utilities packages</text:p>
      <text:p text:style-name="P11">6.2 Add logs to Login test case</text:p>
      <text:p text:style-name="P11"/>
      <text:p text:style-name="P11">Step 7: Run Tests on Desired Browsers/Cross Browsers/ Parallel</text:p>
      <text:p text:style-name="P11"/>
      <text:p text:style-name="P11">7.1 update contest.py with required Fixtures which will accept command line argument (browser)</text:p>
      <text:p text:style-name="P11">7.2 Pass browser name as argument in command li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2.6.2$Linux_X86_64 LibreOffice_project/20$Build-2</meta:generator>
    <dc:date>2022-04-21T17:47:05.425943446</dc:date>
    <meta:editing-duration>P1DT2H30M4S</meta:editing-duration>
    <meta:editing-cycles>5</meta:editing-cycles>
    <meta:document-statistic meta:table-count="0" meta:image-count="0" meta:object-count="0" meta:page-count="3" meta:paragraph-count="63" meta:word-count="295" meta:character-count="2139" meta:non-whitespace-character-count="1879"/>
  </office:meta>
</office:document-meta>
</file>